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T4" style:parent-style-name="Tipodeletrapredefinidodoparágrafo" style:family="text">
      <style:text-properties fo:font-size="12pt" style:font-size-asian="12pt" style:font-size-complex="12pt" fo:language="en" fo:country="US"/>
    </style:style>
    <style:style style:name="P5" style:parent-style-name="Standard" style:family="paragraph">
      <style:text-properties fo:language="en" fo:country="US"/>
    </style:style>
    <style:style style:name="TableColumn7" style:family="table-column">
      <style:table-column-properties style:column-width="0.552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0.8291in" style:use-optimal-column-width="false"/>
    </style:style>
    <style:style style:name="TableColumn10" style:family="table-column">
      <style:table-column-properties style:column-width="1.177in" style:use-optimal-column-width="false"/>
    </style:style>
    <style:style style:name="TableColumn11" style:family="table-column">
      <style:table-column-properties style:column-width="2.325in" style:use-optimal-column-width="false"/>
    </style:style>
    <style:style style:name="Table6" style:family="table">
      <style:table-properties style:width="6.8875in" fo:margin-left="0in" table:align="center"/>
    </style:style>
    <style:style style:name="TableRow12" style:family="table-row">
      <style:table-row-properties style:min-row-height="0.4055in" style:use-optimal-row-height="false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1.2555in" style:use-optimal-row-height="false"/>
    </style:style>
    <style:style style:name="TableCell1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9" style:family="table-row">
      <style:table-row-properties style:min-row-height="0.3833in" style:use-optimal-row-height="false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language="en" fo:country="US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P35" style:parent-style-name="Stand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42" style:family="table-row">
      <style:table-row-properties style:min-row-height="0.3833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5" style:family="table-row">
      <style:table-row-properties style:min-row-height="0.3833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7" style:family="table-row">
      <style:table-row-properties style:min-row-height="0.3833in"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P73" style:parent-style-name="Standard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</style:style>
    <style:style style:name="TableRow80" style:family="table-row">
      <style:table-row-properties style:min-row-height="0.3833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93" style:family="table-row">
      <style:table-row-properties style:min-row-height="0.3833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P98" style:parent-style-name="Standard" style:family="paragraph">
      <style:paragraph-properties fo:margin-bottom="0in" fo:line-height="100%"/>
      <style:text-properties fo:language="en" fo:country="US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language="en" fo:country="US"/>
    </style:style>
  </office:automatic-styles>
  <office:body>
    <office:text text:use-soft-page-breaks="true">
      <text:p text:style-name="P1">Participant Form</text:p>
      <text:p text:style-name="P2"><text:span text:style-name="T3">“Usability Evaluation of InfoPortugal</text:span><text:span text:style-name="T4"><text:s/>Application”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5">
            <text:p text:style-name="P14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Task</text:p>
          </table:table-cell>
          <table:table-cell table:style-name="TableCell18">
            <text:p text:style-name="P19"/>
          </table:table-cell>
          <table:table-cell table:style-name="TableCell20">
            <text:p text:style-name="P21">Needed help?</text:p>
          </table:table-cell>
          <table:table-cell table:style-name="TableCell22">
            <text:p text:style-name="P23">Easiness</text:p>
            <text:p text:style-name="P24">1 - Very</text:p>
            <text:p text:style-name="P25">difficult</text:p>
            <text:p text:style-name="P26">5 – Very easy</text:p>
          </table:table-cell>
          <table:table-cell table:style-name="TableCell27">
            <text:p text:style-name="P28">Comment?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/>
            <text:p text:style-name="P34">Obtain the value of the average life expectancy of the Portuguese population in 1980</text:p>
            <text:p text:style-name="P35"><text:s/></text:p>
          </table:table-cell>
          <table:table-cell table:style-name="TableCell36">
            <text:p text:style-name="P37">no</text:p>
          </table:table-cell>
          <table:table-cell table:style-name="TableCell38">
            <text:p text:style-name="P39">5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/>
            <text:p text:style-name="P47">Obtain the population density value of the Faro district</text:p>
            <text:p text:style-name="P48"/>
          </table:table-cell>
          <table:table-cell table:style-name="TableCell49">
            <text:p text:style-name="P50">no</text:p>
          </table:table-cell>
          <table:table-cell table:style-name="TableCell51">
            <text:p text:style-name="P52">4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/>
            <text:p text:style-name="P60">Get the number of internments in Hospitals in the year of 2020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/>
            <text:p text:style-name="P72">Get the number of doctors of specialty general surgery in Portugal in the year 2010</text:p>
            <text:p text:style-name="P73"/>
          </table:table-cell>
          <table:table-cell table:style-name="TableCell74">
            <text:p text:style-name="P75">no</text:p>
          </table:table-cell>
          <table:table-cell table:style-name="TableCell76">
            <text:p text:style-name="P77">4</text:p>
          </table:table-cell>
          <table:table-cell table:style-name="TableCell78">
            <text:p text:style-name="P79">Sugestão: Uma forma mais simples de conseguir comparar duas especialidades diferentes</text:p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/>
            <text:p text:style-name="P85">Get the number of females attending higher education in the year 2000</text:p>
            <text:p text:style-name="P86"/>
          </table:table-cell>
          <table:table-cell table:style-name="TableCell87">
            <text:p text:style-name="P88">no</text:p>
          </table:table-cell>
          <table:table-cell table:style-name="TableCell89">
            <text:p text:style-name="P90">4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6</text:p>
          </table:table-cell>
          <table:table-cell table:style-name="TableCell96">
            <text:p text:style-name="P97"/>
            <text:p text:style-name="P98">Compare the average of the grades of the exams of the year 2020 and 2021. In which of the years did you obtain a higher average for the subject of Mathematics A?</text:p>
            <text:p text:style-name="P99"/>
          </table:table-cell>
          <table:table-cell table:style-name="TableCell100">
            <text:p text:style-name="P101">no</text:p>
          </table:table-cell>
          <table:table-cell table:style-name="TableCell102">
            <text:p text:style-name="P103">5</text:p>
          </table:table-cell>
          <table:table-cell table:style-name="TableCell104">
            <text:p text:style-name="P10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41:00Z</dc:date>
    <meta:template xlink:href="Normal.dotm" xlink:type="simple"/>
    <meta:editing-cycles>19</meta:editing-cycles>
    <meta:editing-duration>PT3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0" meta:character-count="899" meta:row-count="6" meta:non-whitespace-character-count="760"/>
  </office:meta>
</office:document-meta>
</file>